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orkspaceImport.create( NodeState nodeState , InputStream xmlStream , int uuidBehaviou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Import.getUuidBehaviou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Import.getXml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Import.accept( Operation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orkspaceImport.persiste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WorkspaceImport.WorkspaceImport( NodeState nodeState , InputStream xmlStream , int uuidBehaviou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orkspaceImport.getNod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